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000000228E4FE23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paragraph-properties>
        <style:tab-stops>
          <style:tab-stop style:position="0.635cm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0.635cm"/>
        </style:tab-stops>
      </style:paragraph-properties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padding-left="0.141cm" fo:padding-right="0.141cm" fo:padding-top="0.035cm" fo:padding-bottom="0.035cm" fo:border="0.06pt solid #000000">
        <style:tab-stops>
          <style:tab-stop style:position="0.635cm"/>
        </style:tab-stops>
      </style:paragraph-properties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padding-left="0.141cm" fo:padding-right="0.141cm" fo:padding-top="0.035cm" fo:padding-bottom="0.035cm" fo:border="0.06pt solid #000000">
        <style:tab-stops>
          <style:tab-stop style:position="0.635cm"/>
        </style:tab-stops>
      </style:paragraph-properties>
      <style:text-properties fo:font-style="italic" style:font-style-asian="italic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fo:language="fr" fo:country="FR"/>
    </style:style>
    <style:style style:name="P12" style:family="paragraph" style:parent-style-name="Standard">
      <style:paragraph-properties fo:text-align="justify" style:justify-single-word="false"/>
      <style:text-properties fo:background-color="#ffff00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background-color="#ffff00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tyle="italic" style:text-underline-style="none" style:font-style-asian="italic" style:font-style-complex="italic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tyle="italic" style:text-underline-style="none" officeooo:paragraph-rsid="0021c524" style:font-style-asian="italic" style:font-style-complex="italic"/>
    </style:style>
    <style:style style:name="P16" style:family="paragraph" style:parent-style-name="WW-Corps_20_de_20_texte_20_3">
      <style:paragraph-properties>
        <style:tab-stops>
          <style:tab-stop style:position="0.635cm"/>
        </style:tab-stops>
      </style:paragraph-properties>
    </style:style>
    <style:style style:name="P17" style:family="paragraph" style:parent-style-name="Standard" style:master-page-name="Standard">
      <style:paragraph-properties style:page-number="auto"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fo:text-align="justify" style:justify-single-word="false"/>
      <style:text-properties officeooo:rsid="0020da8e" officeooo:paragraph-rsid="0020da8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weight="bold" officeooo:rsid="0020da8e" officeooo:paragraph-rsid="0020da8e" fo:background-color="#ffff00" style:font-weight-asian="bold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tyle="italic" officeooo:rsid="0021c524" officeooo:paragraph-rsid="0021c524" style:font-style-asian="italic" style:font-style-complex="italic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officeooo:rsid="0021c524" officeooo:paragraph-rsid="0021c524"/>
    </style:style>
    <style:style style:name="P22" style:family="paragraph" style:parent-style-name="Standard" style:list-style-name="WW8Num1">
      <style:paragraph-properties fo:margin-left="0cm" fo:margin-right="0cm" fo:text-indent="0cm" style:auto-text-indent="false" fo:padding-left="0.141cm" fo:padding-right="0.141cm" fo:padding-top="0.035cm" fo:padding-bottom="0.035cm" fo:border="0.06pt solid #000000">
        <style:tab-stops>
          <style:tab-stop style:position="1.27cm"/>
        </style:tab-stops>
      </style:paragraph-properties>
      <style:text-properties fo:font-style="italic" style:font-style-asian="italic"/>
    </style:style>
    <style:style style:name="P23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background-color="#ffff00"/>
    </style:style>
    <style:style style:name="P25" style:family="paragraph" style:parent-style-name="Standard" style:list-style-name="WW8Num1">
      <style:paragraph-properties fo:margin-left="1.24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8Num1">
      <style:paragraph-properties fo:margin-left="1.24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background-color="#ffff00"/>
    </style:style>
    <style:style style:name="P27" style:family="paragraph" style:parent-style-name="Heading_20_3">
      <style:paragraph-properties>
        <style:tab-stops>
          <style:tab-stop style:position="0.635cm"/>
        </style:tab-stops>
      </style:paragraph-properties>
    </style:style>
    <style:style style:name="P28" style:family="paragraph" style:parent-style-name="Heading_20_4">
      <style:paragraph-properties>
        <style:tab-stops>
          <style:tab-stop style:position="0.635cm"/>
        </style:tab-stops>
      </style:paragraph-properties>
    </style:style>
    <style:style style:name="P29" style:family="paragraph" style:parent-style-name="WW-Corps_20_de_20_texte_20_2" style:list-style-name="WW8Num2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3366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66" fo:font-weight="bold" style:font-weight-asian="bold" style:font-weight-complex="bold"/>
    </style:style>
    <style:style style:name="T8" style:family="text">
      <style:text-properties fo:color="#ff3366" fo:font-weight="bold" officeooo:rsid="001df325" style:font-weight-asian="bold" style:font-weight-complex="bold"/>
    </style:style>
    <style:style style:name="T9" style:family="text">
      <style:text-properties fo:color="#ff3366" fo:font-weight="bold" officeooo:rsid="001f7204" style:font-weight-asian="bold" style:font-weight-complex="bold"/>
    </style:style>
    <style:style style:name="T10" style:family="text">
      <style:text-properties fo:color="#ff3366" officeooo:rsid="001d80bd"/>
    </style:style>
    <style:style style:name="T11" style:family="text">
      <style:text-properties officeooo:rsid="001d80bd"/>
    </style:style>
    <style:style style:name="T12" style:family="text">
      <style:text-properties style:font-name="DejaVu Sans" fo:font-weight="normal" officeooo:rsid="00b3ef5c" style:font-weight-asian="normal" style:font-weight-complex="normal"/>
    </style:style>
    <style:style style:name="T13" style:family="text">
      <style:text-properties style:font-name="DejaVu Sans" fo:font-weight="normal" officeooo:rsid="0020da8e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>Objectifs : </text:p>
      <text:p text:style-name="P4"/>
      <text:list xml:id="list925129396798011553" text:style-name="WW8Num2">
        <text:list-item>
          <text:p text:style-name="P29">Appréhender le rôle de la fonction d’auto-apprentissage disponible sur le portail </text:p>
        </text:list-item>
        <text:list-item>
          <text:p text:style-name="P29">Expliquer le rôle des potentiomètres R1 et R2</text:p>
        </text:list-item>
      </text:list>
      <text:p text:style-name="P6"/>
      <text:p text:style-name="P5">Compétences visées :</text:p>
      <text:list xml:id="list3746891942971137369" text:style-name="WW8Num1">
        <text:list-item>
          <text:p text:style-name="P22">T1 : Effectuer des tests en conformité avec une procédure établie sur un équipement ou un produit</text:p>
        </text:list-item>
        <text:list-item>
          <text:p text:style-name="P22">M1 : Installer et configurer un nouvel équipement ou produit</text:p>
        </text:list-item>
        <text:list-item>
          <text:p text:style-name="P22">M2 : Valider le bon fonctionnement de l’équipement ou produit</text:p>
        </text:list-item>
      </text:list>
      <text:p text:style-name="P6"/>
      <text:p text:style-name="P5">Matériels et documents à disposition :</text:p>
      <text:list xml:id="list30393965" text:continue-list="list3746891942971137369" text:style-name="WW8Num1">
        <text:list-item text:start-value="1">
          <text:p text:style-name="P22">Dossier technique constructeur du portail et de ses différents équipements</text:p>
        </text:list-item>
        <text:list-item>
          <text:p text:style-name="P22">Dossier de présentation du portail</text:p>
        </text:list-item>
        <text:list-item>
          <text:p text:style-name="P22">Portail équipé de sa centrale de commande, du récepteur radio et d’une commande par émetteur 2 touches</text:p>
        </text:list-item>
        <text:list-item>
          <text:p text:style-name="P22">Appareils de mesures : oscilloscope …</text:p>
        </text:list-item>
      </text:list>
      <text:p text:style-name="P6"/>
      <text:p text:style-name="P6"/>
      <text:p text:style-name="P7"/>
      <text:p text:style-name="P7"/>
      <text:p text:style-name="P8">Travail à effectuer :</text:p>
      <text:p text:style-name="P2"/>
      <text:p text:style-name="P3">Conseil : lire l’ensemble de ce document avant de se lancer….</text:p>
      <text:p text:style-name="P2"/>
      <text:h text:style-name="P27" text:outline-level="3">Étape 1 : Analyser le schéma et identifier les points de mesure</text:h>
      <text:p text:style-name="P7"/>
      <text:p text:style-name="P10">Pour appréhender le rôle de la séquence d’auto-apprentissage et des potentiomètres R1 et R2, nous effectuerons des relevés des tensions appliquées aux moteurs et des courants consommés par les moteurs.</text:p>
      <text:p text:style-name="P10"/>
      <text:list xml:id="list30382963" text:continue-list="list30393965" text:style-name="WW8Num1">
        <text:list-item text:start-value="1">
          <text:p text:style-name="P23">Proposer un schéma équivalent relatif à la commande du moteur M1 par exemple. </text:p>
        </text:list-item>
        <text:list-item>
          <text:p text:style-name="P25">Comment s’effectue le changement de sens de rotation ? </text:p>
        </text:list-item>
        <text:list-item>
          <text:p text:style-name="P25">Comment s’effectue le changement de vitesse ( lente – rapide ) ? </text:p>
        </text:list-item>
        <text:list-item>
          <text:p text:style-name="P25">Comment s’effectue la mesure du courant consommé par le moteur ?</text:p>
        </text:list-item>
      </text:list>
      <text:p text:style-name="P9"/>
      <text:list xml:id="list30365744" text:continue-list="list30382963" text:style-name="WW8Num1">
        <text:list-item text:start-value="1">
          <text:p text:style-name="P23">Identifier sur le schéma structurel les points qui permettront de visualiser à l’oscilloscope l’évolution de la tension aux bornes des moteurs pendant les phases d’ouverture ou de fermeture du portail.</text:p>
        </text:list-item>
      </text:list>
      <text:p text:style-name="P10"/>
      <text:list xml:id="list30385150" text:continue-list="list30365744" text:style-name="WW8Num1">
        <text:list-item text:start-value="1">
          <text:p text:style-name="P23">Même question en ce qui concerne le courant consommé par les moteurs. </text:p>
        </text:list-item>
      </text:list>
      <text:p text:style-name="P10"/>
      <text:p text:style-name="P16"><text:span text:style-name="T3">Remarque</text:span> : bien noter la valeur des résistances shunt montées sur la centrale de commande équipant le <text:s/>portail sur lequel vous effectuerez les mesures ( ne pas se fier à la nomenclature ) <text:s/></text:p>
      <text:p text:style-name="P10"><text:s/></text:p>
      <text:list xml:id="list30366263" text:continue-list="list30385150" text:style-name="WW8Num1">
        <text:list-item text:start-value="1">
          <text:p text:style-name="P23">Repérer les potentiomètres R1 et R2 sur le schéma structurel. A quel type d’entrée du microcontrôleur est relié leur curseur ? Entre quelles valeurs extrêmes peut évoluer le potentiel sur ces curseurs ?</text:p>
        </text:list-item>
      </text:list>
      <text:p text:style-name="P10"><text:soft-page-break/><text:s/></text:p>
      <text:p text:style-name="P10"/>
      <text:h text:style-name="P28" text:outline-level="4">Étape 2 : Mesures</text:h>
      <text:p text:style-name="P10"/>
      <text:list xml:id="list30395286" text:continue-list="list30366263" text:style-name="WW8Num1">
        <text:list-item text:start-value="1">
          <text:p text:style-name="P23">Régler les potentiomètres R1 et R2 au minimum <text:span text:style-name="T11">(</text:span><text:span text:style-name="T10"> demander l'aide du professeur</text:span><text:span text:style-name="T11">)</text:span> et effectuer un auto-apprentissage durant lequel on relèvera à l’oscilloscope<text:span text:style-name="T7"> la </text:span><text:span text:style-name="T6">tension</text:span><text:span text:style-name="T7"> aux bornes </text:span><text:span text:style-name="T6">d'un</text:span><text:span text:style-name="T7"> des 2 moteurs ( au choix, mais un seul </text:span><text:span text:style-name="T9">en utilisant une sonde différentielle et des grip-fils</text:span><text:span text:style-name="T8">).</text:span></text:p>
        </text:list-item>
      </text:list>
      <text:p text:style-name="P10"/>
      <text:list xml:id="list30365847" text:continue-list="list30395286" text:style-name="WW8Num1">
        <text:list-item text:start-value="1">
          <text:p text:style-name="P25">Identifier les différentes phases du cycle d’auto-apprentissage</text:p>
        </text:list-item>
        <text:list-item>
          <text:p text:style-name="P25">Mesurer la tension moyenne d'alimentation du moteur dans ces différentes phases</text:p>
        </text:list-item>
        <text:list-item>
          <text:p text:style-name="P25">Mesurer l’ondulation sur ces tensions dans les différentes phases</text:p>
        </text:list-item>
        <text:list-item>
          <text:p text:style-name="P25">Justifier les résultats obtenus</text:p>
        </text:list-item>
      </text:list>
      <text:p text:style-name="P9"/>
      <text:p text:style-name="P9"/>
      <text:list xml:id="list30373543" text:continue-list="list30365847" text:style-name="WW8Num1">
        <text:list-item text:start-value="1">
          <text:p text:style-name="P23">Relever la même tension lors des phases d’ouverture et de fermeture du portail</text:p>
        </text:list-item>
      </text:list>
      <text:p text:style-name="P10"/>
      <text:list xml:id="list30397423" text:continue-list="list30373543" text:style-name="WW8Num1">
        <text:list-item text:start-value="1">
          <text:p text:style-name="P25">Identifier les différentes phases du cycle ouverture / fermeture</text:p>
        </text:list-item>
        <text:list-item>
          <text:p text:style-name="P25">Mesurer la tension moyenne d'alimentation des moteurs dans ces différentes phases</text:p>
        </text:list-item>
        <text:list-item>
          <text:p text:style-name="P25">Mesurer l’ondulation sur ces tensions dans les différentes phases</text:p>
        </text:list-item>
        <text:list-item>
          <text:p text:style-name="P25">Justifier les résultats obtenus</text:p>
        </text:list-item>
      </text:list>
      <text:p text:style-name="P9"/>
      <text:p text:style-name="P18">--------------------------------------------------------------------------------------------------------------------------------</text:p>
      <text:list xml:id="list30392729" text:continue-list="list30397423" text:style-name="WW8Num1">
        <text:list-item text:start-value="1">
          <text:p text:style-name="P24">R1 et R2 toujours en position minimum, effectuer un auto-apprentissage durant lequel on relèvera à l’oscilloscope le <text:span text:style-name="T4">courant</text:span> consommé par <text:span text:style-name="T5">un</text:span> des 2 moteurs ( <text:span text:style-name="T9">prendre la tension aux bornes d'une des résistances R14 ou R15, la masse se trouvant sur le fil du haut</text:span><text:span text:style-name="T7"> )</text:span></text:p>
        </text:list-item>
      </text:list>
      <text:p text:style-name="P13"/>
      <text:list xml:id="list30385225" text:continue-list="list30392729" text:style-name="WW8Num1">
        <text:list-item text:start-value="1">
          <text:p text:style-name="P26">Identifier les différentes phases du cycle d’auto-apprentissage</text:p>
        </text:list-item>
        <text:list-item>
          <text:p text:style-name="P26">Mesurer les durées d’ouverture et de fermeture</text:p>
        </text:list-item>
        <text:list-item>
          <text:p text:style-name="P26">Mesurer les durées de commande en vitesse lente et en vitesse rapide</text:p>
        </text:list-item>
        <text:list-item>
          <text:p text:style-name="P26">Calculer le courant consommé par le moteur en phases d’ouverture et de fermeture</text:p>
        </text:list-item>
      </text:list>
      <text:p text:style-name="P12"/>
      <text:p text:style-name="P12"/>
      <text:list xml:id="list30377125" text:continue-list="list30385225" text:style-name="WW8Num1">
        <text:list-item text:start-value="1">
          <text:p text:style-name="P24">Relever le même courant lors des phases d’ouverture et de fermeture du portail</text:p>
          <text:p text:style-name="P24"/>
        </text:list-item>
        <text:list-item>
          <text:p text:style-name="P26">Identifier les différentes phases du cycle ouverture / fermeture</text:p>
        </text:list-item>
        <text:list-item>
          <text:p text:style-name="P26">Mesurer le courants moyen consommé par le moteur dans ces différentes phases</text:p>
        </text:list-item>
        <text:list-item>
          <text:p text:style-name="P26">Que se passe-t-il lorsqu’un vantail arrive en butée ?</text:p>
        </text:list-item>
        <text:list-item>
          <text:p text:style-name="P26">Expliquer ce qui provoque l’arrêt de la commande des moteurs par le microcontrôleur</text:p>
        </text:list-item>
        <text:list-item>
          <text:p text:style-name="P26">Mesurer le courant provoquant l’arrêt du moteur</text:p>
        </text:list-item>
      </text:list>
      <text:p text:style-name="P9"/>
      <text:p text:style-name="P11"/>
      <text:list xml:id="list30369790" text:continue-list="list30377125" text:style-name="WW8Num1">
        <text:list-item text:start-value="1">
          <text:p text:style-name="P24">Tourner les curseur de R1 et R2 de ¼ de tour et relever le courant consommé par le moteur lors de la phase d’apprentissage</text:p>
        </text:list-item>
      </text:list>
      <text:p text:style-name="P19"/>
      <text:list xml:id="list30381979" text:continue-list="list30369790" text:style-name="WW8Num1">
        <text:list-item text:start-value="1">
          <text:p text:style-name="P26">Exploiter les résultats de la même façon que précédemment. Conclusion ?</text:p>
        </text:list-item>
      </text:list>
      <text:p text:style-name="P9"><text:soft-page-break/></text:p>
      <text:p text:style-name="P9"/>
      <text:list xml:id="list30377721" text:continue-list="list30381979" text:style-name="WW8Num1">
        <text:list-item text:start-value="1">
          <text:p text:style-name="P24">Relever le même courants lors des phases d’ouverture et de fermeture du portail</text:p>
        </text:list-item>
        <text:list-item>
          <text:p text:style-name="P26">Mesurer le courant moyen consommé par le moteur dans ces différentes phases</text:p>
        </text:list-item>
        <text:list-item>
          <text:p text:style-name="P26">Mesurer le courant provoquant l’arrêt : conclusions ?</text:p>
        </text:list-item>
      </text:list>
      <text:p text:style-name="P9"/>
      <text:p text:style-name="P12"/>
      <text:list xml:id="list30366896" text:continue-list="list30377721" text:style-name="WW8Num1">
        <text:list-item text:start-value="1">
          <text:p text:style-name="P24">Procéder comme ci-dessus <text:s/>( relevé des courants en phase auto-apprentissage puis en phase commande d’un cycle ouverture / fermeture ) dans les cas suivants</text:p>
        </text:list-item>
      </text:list>
      <text:p text:style-name="P13"/>
      <text:list xml:id="list30397638" text:continue-list="list30366896" text:style-name="WW8Num1">
        <text:list-item text:start-value="1">
          <text:p text:style-name="P26">Curseurs de R1 et R2 tournés de ½ tour</text:p>
        </text:list-item>
      </text:list>
      <text:p text:style-name="P12"/>
      <text:list xml:id="list30380737" text:continue-list="list30397638" text:style-name="WW8Num1">
        <text:list-item text:start-value="1">
          <text:p text:style-name="P26">Curseurs de R1 et R2 en position maxi</text:p>
        </text:list-item>
      </text:list>
      <text:p text:style-name="P12"/>
      <text:p text:style-name="P12"/>
      <text:p text:style-name="P9"/>
      <text:p text:style-name="P9"/>
      <text:h text:style-name="Heading_20_4" text:outline-level="4">Étape 3 : Analyse des résultats</text:h>
      <text:p text:style-name="P9"/>
      <text:list xml:id="list30371914" text:continue-list="list30380737" text:style-name="WW8Num1">
        <text:list-item text:start-value="1">
          <text:p text:style-name="P23">Analyser les relevés précédents et calculer dans chaque cas le courant maximum qui provoque l’arrêt du moteur</text:p>
        </text:list-item>
      </text:list>
      <text:p text:style-name="P20">1 1.02 et 1.18A</text:p>
      <text:list xml:id="list30388915" text:continue-list="list30371914" text:style-name="WW8Num1">
        <text:list-item text:start-value="1">
          <text:p text:style-name="P23">Quel est le rôle des potentiomètres R1 et R2 ?</text:p>
        </text:list-item>
      </text:list>
      <text:p text:style-name="P15"><text:span text:style-name="T12">L</text:span><text:span text:style-name="T13">es potentiomètres servent à changer</text:span><text:span text:style-name="T12"> </text:span><text:span text:style-name="T13">le seuil de courant provoquant l’arrêt du moteur</text:span></text:p>
      <text:p text:style-name="P14"/>
      <text:list xml:id="list30389792" text:continue-list="list30388915" text:style-name="WW8Num1">
        <text:list-item text:start-value="1">
          <text:p text:style-name="P23">Que se passe-t-il durant les phases d’auto-apprentissage ? Le réglage des potentiomètres modifie-t-il l’allure des relevés effectués durant ces phases ? </text:p>
        </text:list-item>
      </text:list>
      <text:p text:style-name="P21">Le réglage des potentiomètres n'affecte pas tellement l'allure des relevés</text:p>
      <text:list xml:id="list30374107" text:continue-list="list30389792" text:style-name="WW8Num1">
        <text:list-item text:start-value="1">
          <text:p text:style-name="P23">Que se passe-t-il lorsque les potentiomètres sont en position maximum ? Justifier les phénomènes observés</text:p>
        </text:list-item>
      </text:list>
      <text:p text:style-name="P10"/>
      <text:p text:style-name="P10"/>
      <text:list xml:id="list30376676" text:continue-list="list30374107" text:style-name="WW8Num1">
        <text:list-item text:start-value="1">
          <text:p text:style-name="P23">Conclure en expliquant :</text:p>
        </text:list-item>
      </text:list>
      <text:p text:style-name="P10"/>
      <text:list xml:id="list30376587" text:continue-list="list30376676" text:style-name="WW8Num1">
        <text:list-item text:start-value="1">
          <text:p text:style-name="P25">Le rôle de la séquence d’auto-apprentissage</text:p>
        </text:list-item>
        <text:list-item>
          <text:p text:style-name="P25">Le rôle des potentiomètres R1 et R2</text:p>
        </text:list-item>
        <text:list-item>
          <text:p text:style-name="P25">Comment effectuer le réglage lors de l’installation chez un client</text:p>
        </text:list-item>
        <text:list-item>
          <text:p text:style-name="P25">Quels sont les 2 phénomènes qui provoquent l’arrêt du moteur : la sécurité des personnes est-elle assurée ?</text:p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.141cm" fo:padding-right="0.141cm" fo:padding-top="0.035cm" fo:padding-bottom="0.035cm" fo:border="0.06pt solid #000000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padding-left="0.141cm" fo:padding-right="0.141cm" fo:padding-top="0.035cm" fo:padding-bottom="0.035cm" fo:border="0.06pt solid #000000" fo:keep-with-next="always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Corps_20_de_20_texte_20_2" style:display-name="WW-Corps de texte 2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style:font-style-asian="italic"/>
    </style:style>
    <style:style style:name="WW-Corps_20_de_20_texte_20_3" style:display-name="WW-Corps de texte 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801cm" fo:margin-bottom="1.801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45cm" svg:y="0cm" svg:width="3.468cm" svg:height="2.434cm" draw:z-index="2"><draw:image xlink:href="Pictures/10000000000003B000000228E4FE2368.jpg" xlink:type="simple" xlink:show="embed" xlink:actuate="onLoad"/></draw:frame>SYSTEMES – PORTAIL MOTOSTAR </text:p>
        <text:p text:style-name="MP1">Mesures en phase apprentissage </text:p>
        <text:p text:style-name="MP1"/>
        <text:p text:style-name="MP1"/>
        <text:p text:style-name="MP1">_____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mesures_apprent.odt</text:file-name></text:span><text:span text:style-name="MT2"><text:tab/><text:tab/></text:span><text:span text:style-name="MT1"><text:tab/>- </text:span><text:span text:style-name="MT1"><text:page-number text:select-page="current">2</text:page-number></text:span><text:span text:style-name="MT1"> -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>Objectifs : </dc:title>
    <meta:initial-creator>anne marie</meta:initial-creator>
    <meta:creation-date>2005-09-30T21:31:00</meta:creation-date>
    <dc:date>2016-03-03T10:20:52.95</dc:date>
    <meta:printed-by>ed gdf</meta:printed-by>
    <meta:print-date>2008-03-20T07:29:39</meta:print-date>
    <dc:language>fr-FR</dc:language>
    <meta:editing-cycles>34</meta:editing-cycles>
    <meta:editing-duration>PT3H12M</meta:editing-duration>
    <meta:document-statistic meta:table-count="0" meta:image-count="1" meta:object-count="0" meta:page-count="3" meta:paragraph-count="75" meta:word-count="906" meta:character-count="5567" meta:non-whitespace-character-count="4769"/>
    <meta:user-defined meta:name="Info 1"/>
    <meta:user-defined meta:name="Info 2"/>
    <meta:user-defined meta:name="Info 3"/>
    <meta:user-defined meta:name="Info 4"/>
  </office:meta>
</office:document-meta>
</file>